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1fffe"/>
    </style:style>
    <style:style style:name="T17" style:family="text">
      <style:text-properties officeooo:rsid="002afd25"/>
    </style:style>
    <style:style style:name="T18" style:family="text">
      <style:text-properties officeooo:rsid="002ce993"/>
    </style:style>
    <style:style style:name="T19" style:family="text">
      <style:text-properties officeooo:rsid="002d3acc"/>
    </style:style>
    <style:style style:name="T20" style:family="text">
      <style:text-properties officeooo:rsid="00320769"/>
    </style:style>
    <style:style style:name="T21" style:family="text">
      <style:text-properties officeooo:rsid="0033cf99"/>
    </style:style>
    <style:style style:name="T22" style:family="text">
      <style:text-properties officeooo:rsid="0035ca2f"/>
    </style:style>
    <style:style style:name="T23" style:family="text">
      <style:text-properties officeooo:rsid="0037aad7"/>
    </style:style>
    <style:style style:name="T24" style:family="text">
      <style:text-properties officeooo:rsid="0039edf8"/>
    </style:style>
    <style:style style:name="T25" style:family="text">
      <style:text-properties officeooo:rsid="0042a48a"/>
    </style:style>
    <style:style style:name="T26" style:family="text">
      <style:text-properties officeooo:rsid="00448a63"/>
    </style:style>
    <style:style style:name="T27" style:family="text">
      <style:text-properties officeooo:rsid="00512202"/>
    </style:style>
    <style:style style:name="T28" style:family="text">
      <style:text-properties officeooo:rsid="00524450"/>
    </style:style>
    <style:style style:name="T29" style:family="text">
      <style:text-properties officeooo:rsid="0053490c"/>
    </style:style>
    <style:style style:name="T30" style:family="text">
      <style:text-properties officeooo:rsid="005587fe"/>
    </style:style>
    <style:style style:name="T31" style:family="text">
      <style:text-properties officeooo:rsid="00568cd9"/>
    </style:style>
    <style:style style:name="T32" style:family="text">
      <style:text-properties officeooo:rsid="0057aa76"/>
    </style:style>
    <style:style style:name="T33" style:family="text">
      <style:text-properties officeooo:rsid="00595a07"/>
    </style:style>
    <style:style style:name="T34" style:family="text">
      <style:text-properties officeooo:rsid="005c2404"/>
    </style:style>
    <style:style style:name="T35" style:family="text">
      <style:text-properties officeooo:rsid="005d080a"/>
    </style:style>
    <style:style style:name="T36" style:family="text">
      <style:text-properties officeooo:rsid="0067f9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7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2">Social media:</text:p>
            <text:p text:style-name="P41"><text:span text:style-name="T12">Twitter, GitHub, Linked</text:span><text:span text:style-name="T13">in</text:span><text:span text:style-name="T12">:</text:span><text:span text:style-name="T7"> nrobinson2000</text:span></text:p>
            <text:p text:style-name="P33"/>
            <text:p text:style-name="P42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4"/>
            <text:p text:style-name="P43"><text:span text:style-name="T6">C</text:span><text:span text:style-name="T5">EHS Coding Club Blog:</text:span></text:p>
            <text:p text:style-name="P44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1"><text:span text:style-name="T32">Specialized </text:span>Skills:<text:span text:style-name="T15"> </text:span></text:p>
            <text:p text:style-name="P35">Particle Firmware Development, Full-Stack Web Administration</text:p>
            <text:p text:style-name="P36"/>
            <text:p text:style-name="P39"><text:span text:style-name="T32">Top Programming </text:span>Languages:</text:p>
            <text:p text:style-name="P37"><text:s/><text:span text:style-name="T21">Particle </text:span>C++, <text:span text:style-name="T21">Bash</text:span>, <text:span text:style-name="T21">JavaScript</text:span>, Python</text:p>
            <text:p text:style-name="P35"/>
            <text:p text:style-name="P40"><text:span text:style-name="T27">Preferred</text:span> <text:span text:style-name="T36">Platforms</text:span>:</text:p>
            <text:p text:style-name="P38">macOS, Raspberry Pi, <text:span text:style-name="T31">P</text:span>article Pho<text:span text:style-name="T26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4">May 2017</text:span></text:p>
          </table:table-cell>
          <table:table-cell table:style-name="Table1.A2" office:value-type="string">
            <text:p text:style-name="P26">Web <text:span text:style-name="T16">C</text:span>onsultant</text:p>
            <text:p text:style-name="P26"/>
            <text:p text:style-name="P18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 <text:span text:style-name="T28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19">June 2015 - Present</text:p>
          </table:table-cell>
          <table:table-cell table:style-name="Table1.A1" office:value-type="string">
            <text:p text:style-name="P27">Particle Community Volunteer</text:p>
            <text:p text:style-name="P27"/>
            <text:p text:style-name="P20">Assisting <text:span text:style-name="T19">the </text:span>developers and <text:span text:style-name="T18">users</text:span> of Particle, a company providing extensive Internet of Things services and micro-controller development kits used by developers and companies worldwide. <text:span text:style-name="T22">I d</text:span>irectly addres<text:span text:style-name="T21">s</text:span> topics within the <text:span text:style-name="T17">active</text:span> community, provid<text:span text:style-name="T35">e</text:span> assistance with code, and <text:span text:style-name="T23">give</text:span> feedback on Particle’s tools and services.</text:p>
          </table:table-cell>
        </table:table-row>
        <table:table-row>
          <table:table-cell table:style-name="Table1.A1" office:value-type="string">
            <text:p text:style-name="P30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- <text:span text:style-name="T30">2018</text:span></text:p>
          </table:table-cell>
          <table:table-cell table:style-name="Table1.A2" office:value-type="string">
            <text:p text:style-name="P26">Cape Elizabeth High School <text:s text:c="63"/><text:span text:style-name="T33">GPA: 90.58 <text:s/>SAT: 1,210</text:span></text:p>
            <text:p text:style-name="P18"/>
            <text:p text:style-name="P18">Coding Club Leader, Junior <text:span text:style-name="T24">V</text:span>arsity <text:span text:style-name="T25">B</text:span>asketball</text:p>
            <text:p text:style-name="P18"/>
            <text:p text:style-name="P22">In Coding Club I focus on helping other students create projects with the Particle IoT platform and teach them the fundamentals of <text:span text:style-name="T20">developing smart devices and web based applications.</text:span></text:p>
            <text:p text:style-name="P22"/>
            <text:p text:style-name="P23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4">Oxbridge Experience in Boston</text:p>
            <text:p text:style-name="P24"/>
            <text:p text:style-name="P21">Majored in Computer Science and minored in Neuropsychology during the summer of 2016 while residing at the Harvard Law School.</text:p>
            <text:p text:style-name="P21"/>
            <text:p text:style-name="P21">Created a semi-autonomous rover using a Particle Photon, and a Raspberry Pi that <text:span text:style-name="T25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- <text:span text:style-name="T11">2016</text:span> </text:p>
          </table:table-cell>
          <table:table-cell table:style-name="Table1.A1" office:value-type="string">
            <text:p text:style-name="P25">ACS Hillingdon International School, London, <text:span text:style-name="T29">United Kingdom</text:span></text:p>
            <text:p text:style-name="P10"/>
            <text:p text:style-name="P11">Tech Club Leader, Genius Bar <text:span text:style-name="T9">facilitator</text:span>, Junior Varsity Basketball, Volleyball and Tennis</text:p>
            <text:p text:style-name="P16"/>
            <text:p text:style-name="P15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8">Cambridge Prep Experience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8">Oxford Prep Experience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5T09:43:44.594983000</dc:date>
    <meta:editing-duration>P1DT2H36M52S</meta:editing-duration>
    <meta:editing-cycles>81</meta:editing-cycles>
    <meta:print-date>2017-05-24T20:07:22.601811906</meta:print-date>
    <meta:document-statistic meta:table-count="2" meta:image-count="0" meta:object-count="0" meta:page-count="1" meta:paragraph-count="44" meta:word-count="381" meta:character-count="2693" meta:non-whitespace-character-count="2288"/>
  </office:meta>
</office:document-meta>
</file>